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Heading_20_2">
      <style:text-properties officeooo:paragraph-rsid="00a935da"/>
    </style:style>
    <style:style style:name="P6" style:family="paragraph" style:parent-style-name="Standard">
      <style:text-properties officeooo:paragraph-rsid="00245eb2"/>
    </style:style>
    <style:style style:name="P7" style:family="paragraph" style:parent-style-name="Standard">
      <style:text-properties officeooo:paragraph-rsid="008e6870"/>
    </style:style>
    <style:style style:name="P8" style:family="paragraph" style:parent-style-name="Table">
      <style:paragraph-properties fo:keep-with-next="always"/>
    </style:style>
    <style:style style:name="P9" style:family="paragraph" style:parent-style-name="Table_20_Contents">
      <style:text-properties officeooo:rsid="0091fdfa" officeooo:paragraph-rsid="0091fdfa"/>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50612736" text:id="ct5025061273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text:a xlink:type="simple" xlink:href="#__RefHeading___Toc17320_3410338110" office:name="Úvod" text:style-name="Index_20_Link" text:visited-style-name="Index_20_Link">1 Úvod<text:tab/>4</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Efektivní řízení hospitalizačních procesů a optimalizace lůžkových kapacit<text:tab/>5</text:a></text:p>
            <text:p text:style-name="P3"><text:a xlink:type="simple" xlink:href="#__RefHeading___Toc17322_3410338110" office:name="Ekonomické a klinické výhody pro pacienty" text:style-name="Index_20_Link" text:visited-style-name="Index_20_Link">1.1 Ekonomické a klinické výhody pro pacienty<text:tab/>5</text:a></text:p>
            <text:p text:style-name="P4"><text:a xlink:type="simple" xlink:href="#__RefHeading___Toc17324_3410338110" office:name="Inovativní přístupy k řízení chronických onemocnění v praxi" text:style-name="Index_20_Link" text:visited-style-name="Index_20_Link">1.1.1 Inovativní přístupy k řízení chronických onemocnění v praxi<text:tab/>5</text:a></text:p>
            <text:p text:style-name="P4"><text:a xlink:type="simple" xlink:href="#__RefHeading___Toc17326_3410338110" office:name="Význam včasné diagnostiky v prevenci onkologických onemocnění" text:style-name="Index_20_Link" text:visited-style-name="Index_20_Link">1.1.2 Význam včasné diagnostiky v prevenci onkologických onemocnění<text:tab/>6</text:a></text:p>
            <text:p text:style-name="P3"><text:a xlink:type="simple" xlink:href="#__RefHeading___Toc17328_3410338110" office:name="Neurovědy a léčba neurodegenerativních onemocnění" text:style-name="Index_20_Link" text:visited-style-name="Index_20_Link">1.2 Neurovědy a léčba neurodegenerativních onemocnění<text:tab/>6</text:a></text:p>
            <text:p text:style-name="P2"><text:a xlink:type="simple" xlink:href="#__RefHeading___Toc17330_3410338110" office:name="Metodika klinických studií pro hodnocení nových léčiv" text:style-name="Index_20_Link" text:visited-style-name="Index_20_Link">2 Metodika klinických studií pro hodnocení nových léčiv<text:tab/>8</text:a></text:p>
            <text:p text:style-name="P3"><text:a xlink:type="simple" xlink:href="#__RefHeading___Toc17332_3410338110" office:name="Prevence a léčba civilizačních nemocí ve stárnoucí populaci" text:style-name="Index_20_Link" text:visited-style-name="Index_20_Link">2.1 Prevence a léčba civilizačních nemocí ve stárnoucí populaci<text:tab/>8</text:a></text:p>
            <text:p text:style-name="P4"><text:a xlink:type="simple" xlink:href="#__RefHeading___Toc17334_3410338110" office:name="Monitorování pacientů s vysokým rizikem pomocí AI" text:style-name="Index_20_Link" text:visited-style-name="Index_20_Link">2.1.1 Monitorování pacientů s vysokým rizikem pomocí AI<text:tab/>8</text:a></text:p>
            <text:p text:style-name="P4"><text:a xlink:type="simple" xlink:href="#__RefHeading___Toc17336_3410338110" office:name="Etické aspekty využívání pokročilých technologií ve zdravotnictví" text:style-name="Index_20_Link" text:visited-style-name="Index_20_Link">2.1.2 Etické aspekty využívání pokročilých technologií ve zdravotnictví<text:tab/>9</text:a></text:p>
            <text:p text:style-name="P3"><text:a xlink:type="simple" xlink:href="#__RefHeading___Toc1218_3699553880%20Copy%201%20Copy%201%20Copy%201%20Copy%201" office:name="Psychosociální podpora jako klíčový faktor v péči o pacienty" text:style-name="Index_20_Link" text:visited-style-name="Index_20_Link">2.2 Psychosociální podpora jako klíčový faktor v péči o pacienty<text:tab/>10</text:a></text:p>
            <text:p text:style-name="P4"><text:a xlink:type="simple" xlink:href="#__RefHeading___Toc1220_3699553880%20Copy%201%20Copy%201%20Copy%201%20Copy%201" office:name="Pokroky ve výzkumu genetických biomarkerů" text:style-name="Index_20_Link" text:visited-style-name="Index_20_Link">2.2.1 Pokroky ve výzkumu genetických biomarkerů<text:tab/>10</text:a></text:p>
            <text:p text:style-name="P4"><text:a xlink:type="simple" xlink:href="#__RefHeading___Toc1222_3699553880%20Copy%201%20Copy%201%20Copy%201%20Copy%201" office:name="Personalizované přístupy k léčbě neurodegenerativních onemocnění" text:style-name="Index_20_Link" text:visited-style-name="Index_20_Link">2.2.2 Personalizované přístupy k léčbě neurodegenerativních onemocnění<text:tab/>11</text:a></text:p>
            <text:p text:style-name="P4"><text:a xlink:type="simple" xlink:href="#__RefHeading___Toc17338_3410338110" office:name="Ochrana dat a bezpečnostní protokoly v digitálním zdravotnictví" text:style-name="Index_20_Link" text:visited-style-name="Index_20_Link">2.2.3 Ochrana dat a bezpečnostní protokoly v digitálním zdravotnictví<text:tab/>11</text:a></text:p>
            <text:p text:style-name="P2"><text:a xlink:type="simple" xlink:href="#__RefHeading___Toc17340_3410338110" office:name="Závěr" text:style-name="Index_20_Link" text:visited-style-name="Index_20_Link">3 Závěr<text:tab/>14</text:a></text:p>
          </text:index-body>
        </text:table-of-content>
        <text:h text:style-name="P5"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Heading_20_1" text:outline-level="1"><text:bookmark-start text:name="__RefHeading___Toc17320_3410338110"/>Úvod<text:bookmark-end text:name="__RefHeading___Toc17320_3410338110"/></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7322_3410338110"/>Ekonomické a klinické výhody pro pacienty<text:bookmark-end text:name="__RefHeading___Toc17322_3410338110"/></text:h>
        <text:h text:style-name="Heading_20_3" text:outline-level="3"><text:bookmark-start text:name="__RefHeading___Toc17324_3410338110"/>Inovativní přístupy k řízení chronických onemocnění v <text:span text:style-name="T4">praxi</text:span><text:bookmark-end text:name="__RefHeading___Toc17324_3410338110"/></text:h>
        <text:p text:style-name="P6">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text:soft-page-break/>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7326_3410338110"/>Význam včasné diagnostiky v prevenci onkologických onemocnění<text:bookmark-end text:name="__RefHeading___Toc17326_3410338110"/></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7328_3410338110"/>Neurovědy a léčba neurodegenerativních onemocnění<text:bookmark-end text:name="__RefHeading___Toc17328_3410338110"/></text:h>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text:soft-page-break/>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text:bookmark-start text:name="__RefHeading___Toc17330_3410338110"/>Metodika klinických studií pro hodnocení nových léčiv<text:bookmark-end text:name="__RefHeading___Toc17330_3410338110"/></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17332_3410338110"/>Prevence a léčba civilizačních nemocí ve stárnoucí populaci<text:bookmark-end text:name="__RefHeading___Toc17332_3410338110"/></text:h>
        <text:h text:style-name="Heading_20_3" text:outline-level="3"><text:bookmark-start text:name="__RefHeading___Toc17334_3410338110"/>Monitorování pacientů s vysokým rizikem pomocí AI<text:bookmark-end text:name="__RefHeading___Toc17334_3410338110"/></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Diagnostické testy</text:p>
        <text:p text:style-name="List_20_2"><text:soft-page-break/>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7336_3410338110"/>Etické aspekty využívání pokročilých technologií ve zdravotnictví<text:bookmark-end text:name="__RefHeading___Toc17336_3410338110"/></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7">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7"/>
        <text:p text:style-name="P7"><text:soft-page-break/></text:p>
        <text:p text:style-name="P8">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7"/>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text:soft-page-break/>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7338_3410338110"/>Ochrana dat a bezpečnostní protokoly v digitálním zdravotnictví<text:bookmark-end text:name="__RefHeading___Toc17338_3410338110"/></text:h>
        <text:p text:style-name="Standard">Klasické farmaceutické přístupy často vedou k vedlejším účinkům, které mohou být <text:soft-page-break/>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text:soft-page-break/>Cystoskopie</text:p>
        <text:p text:style-name="Standard">Uroflowmetrie</text:p>
        <text:h text:style-name="Heading_20_1" text:outline-level="1"><text:bookmark-start text:name="__RefHeading___Toc17340_3410338110"/>Závěr<text:bookmark-end text:name="__RefHeading___Toc17340_3410338110"/></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50612736"/></text:p>
        <text:p text:style-name="P11"><text:change-end text:change-id="ct50250612736"/></text:p>
        <text:p text:style-name="P11"/>
        <text:p text:style-name="P11"/>
        <text:p text:style-name="P11"/>
        <text:p text:style-name="P12">awdawdalkwd</text:p>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master-page-name="">
      <style:paragraph-properties fo:margin-lef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MP2"><text:page-number text:select-page="current">0</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20:33:48.088722000</dc:date>
    <meta:generator>LibreOffice/25.8.3.2$MacOSX_AARCH64 LibreOffice_project/8ca8d55c161d602844f5428fa4b58097424e324e</meta:generator>
    <meta:initial-creator/>
    <meta:creation-date>2025-12-28T20:01:58.000</meta:creation-date>
    <meta:keyword/>
    <meta:editing-duration>P3DT16H6M30S</meta:editing-duration>
    <meta:editing-cycles>159</meta:editing-cycles>
    <meta:document-statistic meta:table-count="1" meta:image-count="0" meta:object-count="0" meta:page-count="15" meta:paragraph-count="106" meta:word-count="2354" meta:character-count="18331" meta:non-whitespace-character-count="16096"/>
    <meta:user-defined meta:name="Category"/>
    <meta:user-defined meta:name="Company"/>
    <meta:user-defined meta:name="IndividualWorkKey"/>
    <meta:user-defined meta:name="Manager"/>
  </office:meta>
</office:document-meta>
</file>